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0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currency" office:currency="USD" office:value="905687" calcext:value-type="currency">
            <text:p>$905,687.00</text:p>
          </table:table-cell>
          <table:table-cell office:value-type="currency" office:currency="USD" office:value="442500" calcext:value-type="currency">
            <text:p>$442,500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<text:a xlink:href="https://www.trulia.com/home_prices/Hawaii/" xlink:type="simple">Hawaii</text:a></text:p>
          </table:table-cell>
          <table:table-cell office:value-type="string" calcext:value-type="string">
            <text:p>ACT_METRO</text:p>
          </table:table-cell>
          <table:table-cell table:style-name="ce5" table:formula="of:=(AVERAGE([.B1:.B14])/AVERAGE([.C1:.C14]))" office:value-type="float" office:value="1.44282399250641" calcext:value-type="float">
            <text:p>1.443</text:p>
          </table:table-cell>
        </table:table-row>
        <table:table-row table:style-name="ro1">
          <table:table-cell/>
          <table:table-cell table:style-name="ce1" office:value-type="currency" office:currency="USD" office:value="773286" calcext:value-type="currency">
            <text:p>$773,286.00</text:p>
          </table:table-cell>
          <table:table-cell office:value-type="currency" office:currency="USD" office:value="625000" calcext:value-type="currency">
            <text:p>$625,000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<text:a xlink:href="https://www.trulia.com/home_prices/District_Of_Columbia/" xlink:type="simple">District Of Columbia</text:a></text:p>
          </table:table-cell>
          <table:table-cell office:value-type="string" calcext:value-type="string">
            <text:p>ACT_CITY</text:p>
          </table:table-cell>
          <table:table-cell table:style-name="ce5" table:formula="of:=AVERAGE([.B6:.B33])/AVERAGE([.C6:.C33])" office:value-type="float" office:value="1.24239057219724" calcext:value-type="float">
            <text:p>1.242</text:p>
          </table:table-cell>
        </table:table-row>
        <table:table-row table:style-name="ro1">
          <table:table-cell/>
          <table:table-cell table:style-name="ce1" office:value-type="currency" office:currency="USD" office:value="697539" calcext:value-type="currency">
            <text:p>$697,539.00</text:p>
          </table:table-cell>
          <table:table-cell office:value-type="currency" office:currency="USD" office:value="462000" calcext:value-type="currency">
            <text:p>$462,00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trulia.com/home_prices/California/" xlink:type="simple">California</text:a></text:p>
          </table:table-cell>
          <table:table-cell office:value-type="string" calcext:value-type="string">
            <text:p>ACT_TOWN</text:p>
          </table:table-cell>
          <table:table-cell table:style-name="ce5" table:formula="of:=AVERAGE([.B30:.B51])/AVERAGE([.C30:.C51])" office:value-type="float" office:value="1.13552508997016" calcext:value-type="float">
            <text:p>1.136</text:p>
          </table:table-cell>
        </table:table-row>
        <table:table-row table:style-name="ro1">
          <table:table-cell/>
          <table:table-cell table:style-name="ce1" office:value-type="currency" office:currency="USD" office:value="602210" calcext:value-type="currency">
            <text:p>$602,210.00</text:p>
          </table:table-cell>
          <table:table-cell office:value-type="currency" office:currency="USD" office:value="379000" calcext:value-type="currency">
            <text:p>$379,00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<text:a xlink:href="https://www.trulia.com/home_prices/Massachusetts/" xlink:type="simple">Massachusetts</text:a></text:p>
          </table:table-cell>
          <table:table-cell office:value-type="string" calcext:value-type="string">
            <text:p>ACT_GLOBAL</text:p>
          </table:table-cell>
          <table:table-cell table:style-name="ce5" table:formula="of:=[.B54]" office:value-type="float" office:value="1.2700241109356" calcext:value-type="float">
            <text:p>1.270</text:p>
          </table:table-cell>
        </table:table-row>
        <table:table-row table:style-name="ro1">
          <table:table-cell/>
          <table:table-cell table:style-name="ce1" office:value-type="currency" office:currency="USD" office:value="565227" calcext:value-type="currency">
            <text:p>$565,227.00</text:p>
          </table:table-cell>
          <table:table-cell office:value-type="currency" office:currency="USD" office:value="430000" calcext:value-type="currency">
            <text:p>$430,00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<text:a xlink:href="https://www.trulia.com/home_prices/New_York/" xlink:type="simple">New York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538477" calcext:value-type="currency">
            <text:p>$538,477.00</text:p>
          </table:table-cell>
          <table:table-cell office:value-type="currency" office:currency="USD" office:value="331000" calcext:value-type="currency">
            <text:p>$331,00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<text:a xlink:href="https://www.trulia.com/home_prices/Colorado/" xlink:type="simple">Colorado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440946" calcext:value-type="currency">
            <text:p>$440,946.00</text:p>
          </table:table-cell>
          <table:table-cell table:formula="of:=[.B7]" office:value-type="currency" office:currency="USD" office:value="440946" calcext:value-type="currency">
            <text:p>$440,946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<text:a xlink:href="https://www.trulia.com/home_prices/Utah/" xlink:type="simple">Utah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435585" calcext:value-type="currency">
            <text:p>$435,585.00</text:p>
          </table:table-cell>
          <table:table-cell office:value-type="currency" office:currency="USD" office:value="253500" calcext:value-type="currency">
            <text:p>$253,50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<text:a xlink:href="https://www.trulia.com/home_prices/Connecticut/" xlink:type="simple">Connecticut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416718" calcext:value-type="currency">
            <text:p>$416,718.00</text:p>
          </table:table-cell>
          <table:table-cell office:value-type="currency" office:currency="USD" office:value="315000" calcext:value-type="currency">
            <text:p>$315,00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www.trulia.com/home_prices/Oregon/" xlink:type="simple">Oregon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406803" calcext:value-type="currency">
            <text:p>$406,803.00</text:p>
          </table:table-cell>
          <table:table-cell office:value-type="currency" office:currency="USD" office:value="218000" calcext:value-type="currency">
            <text:p>$218,00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<text:a xlink:href="https://www.trulia.com/home_prices/Florida/" xlink:type="simple">Florid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405450" calcext:value-type="currency">
            <text:p>$405,450.00</text:p>
          </table:table-cell>
          <table:table-cell office:value-type="currency" office:currency="USD" office:value="256000" calcext:value-type="currency">
            <text:p>$256,000</text:p>
          </table:table-cell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<text:a xlink:href="https://www.trulia.com/home_prices/Rhode_Island/" xlink:type="simple">Rhode Island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78565" calcext:value-type="currency">
            <text:p>$378,565.00</text:p>
          </table:table-cell>
          <table:table-cell office:value-type="currency" office:currency="USD" office:value="332719" calcext:value-type="currency">
            <text:p>$332,71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<text:a xlink:href="https://www.trulia.com/home_prices/Washington/" xlink:type="simple">Washington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72916" calcext:value-type="currency">
            <text:p>$372,916.00</text:p>
          </table:table-cell>
          <table:table-cell office:value-type="currency" office:currency="USD" office:value="290000" calcext:value-type="currency">
            <text:p>$290,000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<text:a xlink:href="https://www.trulia.com/home_prices/New_Jersey/" xlink:type="simple">New Jersey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69454" calcext:value-type="currency">
            <text:p>$369,454.00</text:p>
          </table:table-cell>
          <table:table-cell office:value-type="currency" office:currency="USD" office:value="290000" calcext:value-type="currency">
            <text:p>$290,000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<text:a xlink:href="https://www.trulia.com/home_prices/Maryland/" xlink:type="simple">Maryland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49000" calcext:value-type="currency">
            <text:p>$349,000.00</text:p>
          </table:table-cell>
          <table:table-cell table:formula="of:=[.B15]" office:value-type="currency" office:currency="USD" office:value="349000" calcext:value-type="currency">
            <text:p>$349,000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<text:a xlink:href="https://www.trulia.com/home_prices/Idaho/" xlink:type="simple">Idaho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41015" calcext:value-type="currency">
            <text:p>$341,015.00</text:p>
          </table:table-cell>
          <table:table-cell office:value-type="currency" office:currency="USD" office:value="297500" calcext:value-type="currency">
            <text:p>$297,50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<text:a xlink:href="https://www.trulia.com/home_prices/Virginia/" xlink:type="simple">Virgini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31971" calcext:value-type="currency">
            <text:p>$331,971.00</text:p>
          </table:table-cell>
          <table:table-cell office:value-type="currency" office:currency="USD" office:value="249300" calcext:value-type="currency">
            <text:p>$249,300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<text:a xlink:href="https://www.trulia.com/home_prices/Nevada/" xlink:type="simple">Nevad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22398" calcext:value-type="currency">
            <text:p>$322,398.00</text:p>
          </table:table-cell>
          <table:table-cell office:value-type="currency" office:currency="USD" office:value="225000" calcext:value-type="currency">
            <text:p>$225,00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<text:a xlink:href="https://www.trulia.com/home_prices/Arizona/" xlink:type="simple">Arizon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20067" calcext:value-type="currency">
            <text:p>$320,067.00</text:p>
          </table:table-cell>
          <table:table-cell table:formula="of:=[.B19]" office:value-type="currency" office:currency="USD" office:value="320067" calcext:value-type="currency">
            <text:p>$320,067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s://www.trulia.com/home_prices/Texas/" xlink:type="simple">Texas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14959" calcext:value-type="currency">
            <text:p>$314,959.00</text:p>
          </table:table-cell>
          <table:table-cell table:formula="of:=[.B20]" office:value-type="currency" office:currency="USD" office:value="314959" calcext:value-type="currency">
            <text:p>$314,959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<text:a xlink:href="https://www.trulia.com/home_prices/Montana/" xlink:type="simple">Montan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10914" calcext:value-type="currency">
            <text:p>$310,914.00</text:p>
          </table:table-cell>
          <table:table-cell office:value-type="currency" office:currency="USD" office:value="245000" calcext:value-type="currency">
            <text:p>$245,000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<text:a xlink:href="https://www.trulia.com/home_prices/New_Hampshire/" xlink:type="simple">New Hampshire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06034" calcext:value-type="currency">
            <text:p>$306,034.00</text:p>
          </table:table-cell>
          <table:table-cell office:value-type="currency" office:currency="USD" office:value="325000" calcext:value-type="currency">
            <text:p>$325,000</text:p>
          </table:table-cell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<text:a xlink:href="https://www.trulia.com/home_prices/Vermont/" xlink:type="simple">Vermont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303971" calcext:value-type="currency">
            <text:p>$303,971.00</text:p>
          </table:table-cell>
          <table:table-cell office:value-type="currency" office:currency="USD" office:value="210000" calcext:value-type="currency">
            <text:p>$210,000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<text:a xlink:href="https://www.trulia.com/home_prices/Delaware/" xlink:type="simple">Delaware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96535" calcext:value-type="currency">
            <text:p>$296,535.00</text:p>
          </table:table-cell>
          <table:table-cell office:value-type="currency" office:currency="USD" office:value="193000" calcext:value-type="currency">
            <text:p>$193,000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<text:a xlink:href="https://www.trulia.com/home_prices/Georgia/" xlink:type="simple">Georgi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91855" calcext:value-type="currency">
            <text:p>$291,855.00</text:p>
          </table:table-cell>
          <table:table-cell table:formula="of:=[.B25]" office:value-type="currency" office:currency="USD" office:value="291855" calcext:value-type="currency">
            <text:p>$291,855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<text:a xlink:href="https://www.trulia.com/home_prices/Wyoming/" xlink:type="simple">Wyoming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91636" calcext:value-type="currency">
            <text:p>$291,636.00</text:p>
          </table:table-cell>
          <table:table-cell office:value-type="currency" office:currency="USD" office:value="181500" calcext:value-type="currency">
            <text:p>$181,500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<text:a xlink:href="https://www.trulia.com/home_prices/South_Carolina/" xlink:type="simple">South Carolin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90514" calcext:value-type="currency">
            <text:p>$290,514.00</text:p>
          </table:table-cell>
          <table:table-cell office:value-type="string" calcext:value-type="string">
            <text:p>$240000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<text:a xlink:href="https://www.trulia.com/home_prices/Minnesota/" xlink:type="simple">Minnesot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77163" calcext:value-type="currency">
            <text:p>$277,163.00</text:p>
          </table:table-cell>
          <table:table-cell office:value-type="currency" office:currency="USD" office:value="212000" calcext:value-type="currency">
            <text:p>$212,000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<text:a xlink:href="https://www.trulia.com/home_prices/Illinois/" xlink:type="simple">Illinois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76389" calcext:value-type="currency">
            <text:p>$276,389.00</text:p>
          </table:table-cell>
          <table:table-cell office:value-type="currency" office:currency="USD" office:value="210000" calcext:value-type="currency">
            <text:p>$210,000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<text:a xlink:href="https://www.trulia.com/home_prices/North_Carolina/" xlink:type="simple">North Carolin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75717" calcext:value-type="currency">
            <text:p>$275,717.00</text:p>
          </table:table-cell>
          <table:table-cell table:formula="of:=[.B30]" office:value-type="currency" office:currency="USD" office:value="275717" calcext:value-type="currency">
            <text:p>$275,717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<text:a xlink:href="https://www.trulia.com/home_prices/Maine/" xlink:type="simple">Maine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68692" calcext:value-type="currency">
            <text:p>$268,692.00</text:p>
          </table:table-cell>
          <table:table-cell office:value-type="currency" office:currency="USD" office:value="190000" calcext:value-type="currency">
            <text:p>$190,00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s://www.trulia.com/home_prices/Tennessee/" xlink:type="simple">Tennessee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67404" calcext:value-type="currency">
            <text:p>$267,404.00</text:p>
          </table:table-cell>
          <table:table-cell table:formula="of:=[.B32]" office:value-type="currency" office:currency="USD" office:value="267404" calcext:value-type="currency">
            <text:p>$267,404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<text:a xlink:href="https://www.trulia.com/home_prices/Alaska/" xlink:type="simple">Alask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54798" calcext:value-type="currency">
            <text:p>$254,798.00</text:p>
          </table:table-cell>
          <table:table-cell table:formula="of:=[.B33]" office:value-type="currency" office:currency="USD" office:value="254798" calcext:value-type="currency">
            <text:p>$254,798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<text:a xlink:href="https://www.trulia.com/home_prices/New_Mexico/" xlink:type="simple">New Mexico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38163" calcext:value-type="currency">
            <text:p>$238,163.00</text:p>
          </table:table-cell>
          <table:table-cell office:value-type="currency" office:currency="USD" office:value="177500" calcext:value-type="currency">
            <text:p>$177,500</text:p>
          </table:table-cell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<text:a xlink:href="https://www.trulia.com/home_prices/South_Dakota/" xlink:type="simple">South Dakot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32610" calcext:value-type="currency">
            <text:p>$232,610.00</text:p>
          </table:table-cell>
          <table:table-cell table:formula="of:=[.B35]" office:value-type="currency" office:currency="USD" office:value="232610" calcext:value-type="currency">
            <text:p>$232,610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<text:a xlink:href="https://www.trulia.com/home_prices/Louisiana/" xlink:type="simple">Louisian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30000" calcext:value-type="currency">
            <text:p>$230,000.00</text:p>
          </table:table-cell>
          <table:table-cell office:value-type="currency" office:currency="USD" office:value="178000" calcext:value-type="currency">
            <text:p>$178,000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<text:a xlink:href="https://www.trulia.com/home_prices/Nebraska/" xlink:type="simple">Nebrask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26863" calcext:value-type="currency">
            <text:p>$226,863.00</text:p>
          </table:table-cell>
          <table:table-cell table:formula="of:=[.B37]" office:value-type="currency" office:currency="USD" office:value="226863" calcext:value-type="currency">
            <text:p>$226,863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<text:a xlink:href="https://www.trulia.com/home_prices/North_Dakota/" xlink:type="simple">North Dakot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24090" calcext:value-type="currency">
            <text:p>$224,090.00</text:p>
          </table:table-cell>
          <table:table-cell office:value-type="currency" office:currency="USD" office:value="191000" calcext:value-type="currency">
            <text:p>$191,00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s://www.trulia.com/home_prices/Pennsylvania/" xlink:type="simple">Pennsylvani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23480" calcext:value-type="currency">
            <text:p>$223,480.00</text:p>
          </table:table-cell>
          <table:table-cell office:value-type="currency" office:currency="USD" office:value="197000" calcext:value-type="currency">
            <text:p>$197,000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<text:a xlink:href="https://www.trulia.com/home_prices/Wisconsin/" xlink:type="simple">Wisconsin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13848" calcext:value-type="currency">
            <text:p>$213,848.00</text:p>
          </table:table-cell>
          <table:table-cell office:value-type="currency" office:currency="USD" office:value="170000" calcext:value-type="currency">
            <text:p>$170,00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<text:a xlink:href="https://www.trulia.com/home_prices/Kentucky/" xlink:type="simple">Kentucky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12733" calcext:value-type="currency">
            <text:p>$212,733.00</text:p>
          </table:table-cell>
          <table:table-cell office:value-type="currency" office:currency="USD" office:value="171500" calcext:value-type="currency">
            <text:p>$171,50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<text:a xlink:href="https://www.trulia.com/home_prices/Alabama/" xlink:type="simple">Alabam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12694" calcext:value-type="currency">
            <text:p>$212,694.00</text:p>
          </table:table-cell>
          <table:table-cell office:value-type="currency" office:currency="USD" office:value="164000" calcext:value-type="currency">
            <text:p>$164,000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<text:a xlink:href="https://www.trulia.com/home_prices/Michigan/" xlink:type="simple">Michigan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04506" calcext:value-type="currency">
            <text:p>$204,506.00</text:p>
          </table:table-cell>
          <table:table-cell table:formula="of:=[.B43]" office:value-type="currency" office:currency="USD" office:value="204506" calcext:value-type="currency">
            <text:p>$204,506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<text:a xlink:href="https://www.trulia.com/home_prices/Missouri/" xlink:type="simple">Missouri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201091" calcext:value-type="currency">
            <text:p>$201,091.00</text:p>
          </table:table-cell>
          <table:table-cell office:value-type="currency" office:currency="USD" office:value="150000" calcext:value-type="currency">
            <text:p>$150,000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<text:a xlink:href="https://www.trulia.com/home_prices/Oklahoma/" xlink:type="simple">Oklahom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195390" calcext:value-type="currency">
            <text:p>$195,390.00</text:p>
          </table:table-cell>
          <table:table-cell table:formula="of:=[.B45]" office:value-type="currency" office:currency="USD" office:value="195390" calcext:value-type="currency">
            <text:p>$195,39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<text:a xlink:href="https://www.trulia.com/home_prices/Mississippi/" xlink:type="simple">Mississippi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191446" calcext:value-type="currency">
            <text:p>$191,446.00</text:p>
          </table:table-cell>
          <table:table-cell office:value-type="currency" office:currency="USD" office:value="156000" calcext:value-type="currency">
            <text:p>$156,000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<text:a xlink:href="https://www.trulia.com/home_prices/Arkansas/" xlink:type="simple">Arkansas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190843" calcext:value-type="currency">
            <text:p>$190,843.00</text:p>
          </table:table-cell>
          <table:table-cell table:formula="of:=[.B47]" office:value-type="currency" office:currency="USD" office:value="190843" calcext:value-type="currency">
            <text:p>$190,84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<text:a xlink:href="https://www.trulia.com/home_prices/Indiana/" xlink:type="simple">Indian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190371" calcext:value-type="currency">
            <text:p>$190,371.00</text:p>
          </table:table-cell>
          <table:table-cell office:value-type="currency" office:currency="USD" office:value="154900" calcext:value-type="currency">
            <text:p>$154,900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<text:a xlink:href="https://www.trulia.com/home_prices/Ohio/" xlink:type="simple">Ohio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187649" calcext:value-type="currency">
            <text:p>$187,649.00</text:p>
          </table:table-cell>
          <table:table-cell table:formula="of:=[.B49]" office:value-type="currency" office:currency="USD" office:value="187649" calcext:value-type="currency">
            <text:p>$187,649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<text:a xlink:href="https://www.trulia.com/home_prices/Kansas/" xlink:type="simple">Kansas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185087" calcext:value-type="currency">
            <text:p>$185,087.00</text:p>
          </table:table-cell>
          <table:table-cell office:value-type="currency" office:currency="USD" office:value="157000" calcext:value-type="currency">
            <text:p>$157,000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<text:a xlink:href="https://www.trulia.com/home_prices/Iowa/" xlink:type="simple">Iowa</text:a>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currency" office:currency="USD" office:value="174865" calcext:value-type="currency">
            <text:p>$174,865.00</text:p>
          </table:table-cell>
          <table:table-cell office:value-type="currency" office:currency="USD" office:value="136500" calcext:value-type="currency">
            <text:p>$136,500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<text:a xlink:href="https://www.trulia.com/home_prices/West_Virginia/" xlink:type="simple">West Virginia</text:a>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SUM([.B1:.B51])" office:value-type="currency" office:currency="USD" office:value="16735624" calcext:value-type="currency">
            <text:p>$16,735,624.00</text:p>
          </table:table-cell>
          <table:table-cell table:style-name="ce1" table:formula="of:=SUM([.C1:.C51])" office:value-type="currency" office:currency="USD" office:value="12919026" calcext:value-type="currency">
            <text:p>$12,919,026.0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AVERAGE([.B1:.B51])" office:value-type="currency" office:currency="USD" office:value="328149.490196078" calcext:value-type="currency">
            <text:p>$328,149.49</text:p>
          </table:table-cell>
          <table:table-cell table:style-name="ce1" table:formula="of:=AVERAGE([.C1:.C51])" office:value-type="currency" office:currency="USD" office:value="258380.52" calcext:value-type="currency">
            <text:p>$258,380.52</text:p>
          </table:table-cell>
          <table:table-cell table:number-columns-repeated="4"/>
        </table:table-row>
        <table:table-row table:style-name="ro1">
          <table:table-cell/>
          <table:table-cell table:formula="of:=[.B53]/[.C53]" office:value-type="float" office:value="1.2700241109356" calcext:value-type="float">
            <text:p>1.2700241109356</text:p>
          </table:table-cell>
          <table:table-cell table:number-columns-repeated="2"/>
          <table:table-cell office:value-type="string" calcext:value-type="string">
            <text:p>markup 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:.C51])" office:value-type="currency" office:currency="USD" office:value="258380.52" calcext:value-type="currency">
            <text:p>$258,381</text:p>
          </table:table-cell>
          <table:table-cell table:number-columns-repeated="4"/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1:Sheet1.E5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4:40:54.373158249</meta:creation-date>
    <dc:date>2018-01-08T19:08:36.519046221</dc:date>
    <meta:editing-duration>PT3H37M22S</meta:editing-duration>
    <meta:editing-cycles>2</meta:editing-cycles>
    <meta:generator>LibreOffice/5.4.2.2$Linux_X86_64 LibreOffice_project/40m0$Build-2</meta:generator>
    <meta:document-statistic meta:table-count="1" meta:cell-count="220" meta:object-count="0"/>
  </office:meta>
</office:document-meta>
</file>